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 style:font-family-generic="modern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 style:font-family-generic="modern"/>
    </style:style>
    <style:style style:name="ce5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4976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2.7305cm"/>
    </style:style>
    <style:style style:name="co9" style:family="table-column">
      <style:table-column-properties fo:break-before="auto" style:column-width="3.25966666666667cm"/>
    </style:style>
    <style:style style:name="co10" style:family="table-column">
      <style:table-column-properties fo:break-before="auto" style:column-width="1.862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Visual_Ang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5" table:number-columns-repeated="9" table:default-cell-style-name="ce1"/>
        <table:table-column table:style-name="co10" table:number-columns-repeated="16364" table:default-cell-style-name="ce1"/>
        <table:table-row table:style-name="ro1">
          <table:table-cell office:value-type="string" table:style-name="ce2">
            <text:p>Things commonly known for appropriate valu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istance(ft)</text:p>
          </table:table-cell>
          <table:table-cell office:value-type="string" table:style-name="ce3">
            <text:p>Distance(m)</text:p>
          </table:table-cell>
          <table:table-cell office:value-type="string" table:style-name="ce4">
            <text:p>Size<text:span text:style-name="T1">(pt)</text:span></text:p>
          </table:table-cell>
          <table:table-cell office:value-type="string" table:style-name="ce3">
            <text:p>Size(px)</text:p>
          </table:table-cell>
          <table:table-cell office:value-type="string" table:style-name="ce3">
            <text:p>Size(rem)</text:p>
          </table:table-cell>
          <table:table-cell office:value-type="string" table:style-name="ce3">
            <text:p>Rate(ft/pt)</text:p>
          </table:table-cell>
          <table:table-cell office:value-type="string" table:style-name="ce3">
            <text:p>Rate(m/rem)</text:p>
          </table:table-cell>
          <table:table-cell office:value-type="string" table:style-name="ce3">
            <text:p>Rate(arc minute)</text:p>
          </table:table-cell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3.048" table:formula="of:=[.$A3] * 0.3048" table:style-name="ce1">
            <text:p>3.048</text:p>
          </table:table-cell>
          <table:table-cell office:value-type="float" office:value="20" table:style-name="ce1">
            <text:p>20</text:p>
          </table:table-cell>
          <table:table-cell office:value-type="float" office:value="26.666666666666668" table:formula="of:=[.$C3] / 0.75" table:style-name="ce1">
            <text:p>26.66666667</text:p>
          </table:table-cell>
          <table:table-cell office:value-type="float" office:value="1.6666666666666667" table:formula="of:= [.$D3] / [.$O$20]" table:style-name="ce1">
            <text:p>1.666666667</text:p>
          </table:table-cell>
          <table:table-cell office:value-type="float" office:value="0.5" table:formula="of:= [.$A3] / [.$C3]" table:style-name="ce1">
            <text:p>0.5</text:p>
          </table:table-cell>
          <table:table-cell office:value-type="float" office:value="1.8288" table:formula="of:=[.$B3] / [.$E3]" table:style-name="ce1">
            <text:p>1.8288</text:p>
          </table:table-cell>
          <table:table-cell office:value-type="float" office:value="0.13888846583992098" table:formula="of:= 60 *  ATAN(([.$D3] *  0.264583) / ([.$B3] * 1000))" table:style-name="ce1">
            <text:p>0.138888466</text:p>
          </table:table-cell>
          <table:table-cell table:number-columns-repeated="16376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4.5720000000000001" table:formula="of:=[.$A4] * 0.3048" table:style-name="ce1">
            <text:p>4.572</text:p>
          </table:table-cell>
          <table:table-cell office:value-type="float" office:value="34" table:style-name="ce1">
            <text:p>34</text:p>
          </table:table-cell>
          <table:table-cell office:value-type="float" office:value="45.333333333333336" table:formula="of:=[.$C4] / 0.75" table:style-name="ce1">
            <text:p>45.33333333</text:p>
          </table:table-cell>
          <table:table-cell office:value-type="float" office:value="2.8333333333333335" table:formula="of:= [.$D4] / [.$O$20]" table:style-name="ce1">
            <text:p>2.833333333</text:p>
          </table:table-cell>
          <table:table-cell office:value-type="float" office:value="0.44117647058823528" table:formula="of:= [.$A4] / [.$C4]" table:style-name="ce1">
            <text:p>0.441176471</text:p>
          </table:table-cell>
          <table:table-cell office:value-type="float" office:value="1.6136470588235294" table:formula="of:=[.$B4] / [.$E4]" table:style-name="ce1">
            <text:p>1.613647059</text:p>
          </table:table-cell>
          <table:table-cell office:value-type="float" office:value="0.15740684798155208" table:formula="of:= 60 *  ATAN(([.$D4] *  0.264583) / ([.$B4] * 1000))" table:style-name="ce1">
            <text:p>0.157406848</text:p>
          </table:table-cell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6.0960000000000001" table:formula="of:=[.$A5] * 0.3048" table:style-name="ce1">
            <text:p>6.096</text:p>
          </table:table-cell>
          <table:table-cell office:value-type="float" office:value="50" table:style-name="ce1">
            <text:p>50</text:p>
          </table:table-cell>
          <table:table-cell office:value-type="float" office:value="66.666666666666671" table:formula="of:=[.$C5] / 0.75" table:style-name="ce1">
            <text:p>66.66666667</text:p>
          </table:table-cell>
          <table:table-cell office:value-type="float" office:value="4.166666666666667" table:formula="of:= [.$D5] / [.$O$20]" table:style-name="ce1">
            <text:p>4.166666667</text:p>
          </table:table-cell>
          <table:table-cell office:value-type="float" office:value="0.4" table:formula="of:= [.$A5] / [.$C5]" table:style-name="ce1">
            <text:p>0.4</text:p>
          </table:table-cell>
          <table:table-cell office:value-type="float" office:value="1.4630399999999999" table:formula="of:=[.$B5] / [.$E5]" table:style-name="ce1">
            <text:p>1.46304</text:p>
          </table:table-cell>
          <table:table-cell office:value-type="float" office:value="0.17361040787596796" table:formula="of:= 60 *  ATAN(([.$D5] *  0.264583) / ([.$B5] * 1000))" table:style-name="ce1">
            <text:p>0.173610408</text:p>
          </table:table-cell>
          <table:table-cell table:number-columns-repeated="16376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7.62" table:formula="of:=[.$A6] * 0.3048" table:style-name="ce1">
            <text:p>7.62</text:p>
          </table:table-cell>
          <table:table-cell office:value-type="float" office:value="66" table:style-name="ce1">
            <text:p>66</text:p>
          </table:table-cell>
          <table:table-cell office:value-type="float" office:value="88" table:formula="of:=[.$C6] / 0.75" table:style-name="ce1">
            <text:p>88</text:p>
          </table:table-cell>
          <table:table-cell office:value-type="float" office:value="5.5" table:formula="of:= [.$D6] / [.$O$20]" table:style-name="ce1">
            <text:p>5.5</text:p>
          </table:table-cell>
          <table:table-cell office:value-type="float" office:value="0.37878787878787878" table:formula="of:= [.$A6] / [.$C6]" table:style-name="ce1">
            <text:p>0.378787879</text:p>
          </table:table-cell>
          <table:table-cell office:value-type="float" office:value="1.3854545454545455" table:formula="of:=[.$B6] / [.$E6]" table:style-name="ce1">
            <text:p>1.385454545</text:p>
          </table:table-cell>
          <table:table-cell office:value-type="float" office:value="0.1833325318085724" table:formula="of:= 60 *  ATAN(([.$D6] *  0.264583) / ([.$B6] * 1000))" table:style-name="ce1">
            <text:p>0.183332532</text:p>
          </table:table-cell>
          <table:table-cell table:number-columns-repeated="16376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10.668000000000001" table:formula="of:=[.$A7] * 0.3048" table:style-name="ce1">
            <text:p>10.668</text:p>
          </table:table-cell>
          <table:table-cell office:value-type="float" office:value="100" table:style-name="ce1">
            <text:p>100</text:p>
          </table:table-cell>
          <table:table-cell office:value-type="float" office:value="133.33333333333334" table:formula="of:=[.$C7] / 0.75" table:style-name="ce1">
            <text:p>133.3333333</text:p>
          </table:table-cell>
          <table:table-cell office:value-type="float" office:value="8.3333333333333339" table:formula="of:= [.$D7] / [.$O$20]" table:style-name="ce1">
            <text:p>8.333333333</text:p>
          </table:table-cell>
          <table:table-cell office:value-type="float" office:value="0.35" table:formula="of:= [.$A7] / [.$C7]" table:style-name="ce1">
            <text:p>0.35</text:p>
          </table:table-cell>
          <table:table-cell office:value-type="float" office:value="1.28016" table:formula="of:=[.$B7] / [.$E7]" table:style-name="ce1">
            <text:p>1.28016</text:p>
          </table:table-cell>
          <table:table-cell office:value-type="float" office:value="0.19841172520776354" table:formula="of:= 60 *  ATAN(([.$D7] *  0.264583) / ([.$B7] * 1000))" table:style-name="ce1">
            <text:p>0.198411725</text:p>
          </table:table-cell>
          <table:table-cell table:number-columns-repeated="16376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5.24" table:formula="of:=[.$A8] * 0.3048" table:style-name="ce1">
            <text:p>15.24</text:p>
          </table:table-cell>
          <table:table-cell office:value-type="float" office:value="133" table:style-name="ce1">
            <text:p>133</text:p>
          </table:table-cell>
          <table:table-cell office:value-type="float" office:value="177.33333333333334" table:formula="of:=[.$C8] / 0.75" table:style-name="ce1">
            <text:p>177.3333333</text:p>
          </table:table-cell>
          <table:table-cell office:value-type="float" office:value="11.083333333333334" table:formula="of:= [.$D8] / [.$O$20]" table:style-name="ce1">
            <text:p>11.08333333</text:p>
          </table:table-cell>
          <table:table-cell office:value-type="float" office:value="0.37593984962406013" table:formula="of:= [.$A8] / [.$C8]" table:style-name="ce1">
            <text:p>0.37593985</text:p>
          </table:table-cell>
          <table:table-cell office:value-type="float" office:value="1.3750375939849624" table:formula="of:=[.$B8] / [.$E8]" table:style-name="ce1">
            <text:p>1.375037594</text:p>
          </table:table-cell>
          <table:table-cell office:value-type="float" office:value="0.18472140588211786" table:formula="of:= 60 *  ATAN(([.$D8] *  0.264583) / ([.$B8] * 1000))" table:style-name="ce1">
            <text:p>0.184721406</text:p>
          </table:table-cell>
          <table:table-cell table:number-columns-repeated="16376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22.86" table:formula="of:=[.$A9] * 0.3048" table:style-name="ce1">
            <text:p>22.86</text:p>
          </table:table-cell>
          <table:table-cell office:value-type="float" office:value="200" table:style-name="ce1">
            <text:p>200</text:p>
          </table:table-cell>
          <table:table-cell office:value-type="float" office:value="266.66666666666669" table:formula="of:=[.$C9] / 0.75" table:style-name="ce1">
            <text:p>266.6666667</text:p>
          </table:table-cell>
          <table:table-cell office:value-type="float" office:value="16.666666666666668" table:formula="of:= [.$D9] / [.$O$20]" table:style-name="ce1">
            <text:p>16.66666667</text:p>
          </table:table-cell>
          <table:table-cell office:value-type="float" office:value="0.375" table:formula="of:= [.$A9] / [.$C9]" table:style-name="ce1">
            <text:p>0.375</text:p>
          </table:table-cell>
          <table:table-cell office:value-type="float" office:value="1.3715999999999999" table:formula="of:=[.$B9] / [.$E9]" table:style-name="ce1">
            <text:p>1.3716</text:p>
          </table:table-cell>
          <table:table-cell office:value-type="float" office:value="0.18518436386271597" table:formula="of:= 60 *  ATAN(([.$D9] *  0.264583) / ([.$B9] * 1000))" table:style-name="ce1">
            <text:p>0.185184364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Screen Size(‘’)</text:p>
          </table:table-cell>
          <table:table-cell office:value-type="string" table:style-name="ce3">
            <text:p>Distance(ft)</text:p>
          </table:table-cell>
          <table:table-cell office:value-type="string" table:style-name="ce3">
            <text:p>Distance(m)</text:p>
          </table:table-cell>
          <table:table-cell table:number-columns-repeated="16381" table:style-name="ce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1.8288000000000002" table:formula="of:= [.$B12] * 0.3048" table:style-name="ce1">
            <text:p>1.8288</text:p>
          </table:table-cell>
          <table:table-cell table:number-columns-repeated="16381" table:style-name="ce1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3.048" table:formula="of:= [.$B13] * 0.3048" table:style-name="ce1">
            <text:p>3.048</text:p>
          </table:table-cell>
          <table:table-cell table:number-columns-repeated="16381" table:style-name="ce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3.6576000000000004" table:formula="of:= [.$B14] * 0.3048" table:style-name="ce1">
            <text:p>3.6576</text:p>
          </table:table-cell>
          <table:table-cell table:number-columns-repeated="16381" table:style-name="ce1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4.8768000000000002" table:formula="of:= [.$B15] * 0.3048" table:style-name="ce1">
            <text:p>4.8768</text:p>
          </table:table-cell>
          <table:table-cell table:number-columns-repeated="16381" table:style-name="ce1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5.4864000000000006" table:formula="of:= [.$B16] * 0.3048" table:style-name="ce1">
            <text:p>5.4864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Values</text:p>
          </table:table-cell>
          <table:table-cell table:number-columns-repeated="13" table:style-name="ce1"/>
          <table:table-cell office:value-type="string" table:style-name="ce2">
            <text:p>Constant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">
            <text:p>Monitor</text:p>
          </table:table-cell>
          <table:table-cell office:value-type="string" table:style-name="ce3">
            <text:p>Distance(mm)</text:p>
          </table:table-cell>
          <table:table-cell office:value-type="string" table:style-name="ce3">
            <text:p>Screen Size(in)</text:p>
          </table:table-cell>
          <table:table-cell office:value-type="string" table:style-name="ce4">
            <text:p>Horizontal Resolution(px)</text:p>
          </table:table-cell>
          <table:table-cell office:value-type="string" table:style-name="ce3">
            <text:p>Vertical Resolution(px)</text:p>
          </table:table-cell>
          <table:table-cell office:value-type="string" table:style-name="ce3">
            <text:p>Font Size(px)</text:p>
          </table:table-cell>
          <table:table-cell office:value-type="string" table:style-name="ce3">
            <text:p>16 arc</text:p>
          </table:table-cell>
          <table:table-cell office:value-type="string" table:style-name="ce3">
            <text:p>20 arc</text:p>
          </table:table-cell>
          <table:table-cell office:value-type="string" table:style-name="ce3">
            <text:p>50 arc</text:p>
          </table:table-cell>
          <table:table-cell office:value-type="string" table:style-name="ce3">
            <text:p>60 arc</text:p>
          </table:table-cell>
          <table:table-cell office:value-type="string" table:style-name="ce3">
            <text:p>20 arc vs Default</text:p>
          </table:table-cell>
          <table:table-cell office:value-type="string" table:style-name="ce3">
            <text:p>60 arc – Default(vw)</text:p>
          </table:table-cell>
          <table:table-cell table:number-columns-repeated="2" table:style-name="ce1"/>
          <table:table-cell office:value-type="string" table:style-name="ce4">
            <text:p>Default Size<text:span text:style-name="T1">(px)</text:span></text:p>
          </table:table-cell>
          <table:table-cell office:value-type="string" table:style-name="ce4">
            <text:p>Angle<text:span text:style-name="T1">(arc minute)</text:span>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min</text:p>
          </table:table-cell>
          <table:table-cell office:value-type="float" office:value="400" table:style-name="ce1">
            <text:p>400</text:p>
          </table:table-cell>
          <table:table-cell office:value-type="float" office:value="24" table:style-name="ce1">
            <text:p>24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1.4833368702873468" table:formula="of:=([.$B20] * TAN((PI()*[.P$20]) / 10800) * SQRT([.$D20]^2 + [.$E20]^2)) / (54 * [.$C21])" table:style-name="ce1">
            <text:p>1.48333687</text:p>
          </table:table-cell>
          <table:table-cell office:value-type="float" office:value="2.3733494353174653" table:formula="of:=([.$B20] * TAN((PI()*[.Q$20]) / 10800) * SQRT([.$D20]^2 + [.$E20]^2)) / (54 * [.$C21])" table:style-name="ce1">
            <text:p>2.373349435</text:p>
          </table:table-cell>
          <table:table-cell office:value-type="float" office:value="2.9666988437203874" table:formula="of:=([.$B20] * TAN((PI()*[.R$20]) / 10800) * SQRT([.$D20]^2 + [.$E20]^2)) / (54 * [.$C21])" table:style-name="ce1">
            <text:p>2.966698844</text:p>
          </table:table-cell>
          <table:table-cell office:value-type="float" office:value="7.4171864500389875" table:formula="of:=([.$B20] * TAN((PI()*[.S$20]) / 10800) * SQRT([.$D20]^2 + [.$E20]^2)) / (54 * [.$C21])" table:style-name="ce1">
            <text:p>7.41718645</text:p>
          </table:table-cell>
          <table:table-cell office:value-type="float" office:value="8.900899926995967" table:formula="of:=([.$B20] * TAN((PI()*[.T$20]) / 10800) * SQRT([.$D20]^2 + [.$E20]^2)) / (54 * [.$C21])" table:style-name="ce1">
            <text:p>8.900899927</text:p>
          </table:table-cell>
          <table:table-cell office:value-type="float" office:value="5.3931999312526129" table:formula="of:= [.$O$20] / [.$H20]" table:style-name="ce1">
            <text:p>5.393199931</text:p>
          </table:table-cell>
          <table:table-cell office:value-type="float" office:value="-0.36974479546896005" table:formula="of:=([.$J20] - [.$O$20]) / ([.$D20] / 100)" table:style-name="ce1">
            <text:p>-0.369744795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800" table:style-name="ce1">
            <text:p>800</text:p>
          </table:table-cell>
          <table:table-cell office:value-type="float" office:value="32" table:style-name="ce1">
            <text:p>32</text:p>
          </table:table-cell>
          <table:table-cell office:value-type="float" office:value="5120" table:style-name="ce1">
            <text:p>5120</text:p>
          </table:table-cell>
          <table:table-cell office:value-type="float" office:value="2880" table:style-name="ce1">
            <text:p>2880</text:p>
          </table:table-cell>
          <table:table-cell office:value-type="float" office:value="10.548173299821133" table:formula="of:=([.$B21] * TAN((PI()*[.P$20]) / 10800) * SQRT([.$D21]^2 + [.$E21]^2)) / (54 * [.$C20])" table:style-name="ce1">
            <text:p>10.5481733</text:p>
          </table:table-cell>
          <table:table-cell office:value-type="float" office:value="16.87715154003531" table:formula="of:=([.$B21] * TAN((PI()*[.Q$20]) / 10800) * SQRT([.$D21]^2 + [.$E21]^2)) / (54 * [.$C20])" table:style-name="ce1">
            <text:p>16.87715154</text:p>
          </table:table-cell>
          <table:table-cell office:value-type="float" office:value="21.096525110900529" table:formula="of:=([.$B21] * TAN((PI()*[.R$20]) / 10800) * SQRT([.$D21]^2 + [.$E21]^2)) / (54 * [.$C20])" table:style-name="ce1">
            <text:p>21.09652511</text:p>
          </table:table-cell>
          <table:table-cell office:value-type="float" office:value="52.744436978055028" table:formula="of:=([.$B21] * TAN((PI()*[.S$20]) / 10800) * SQRT([.$D21]^2 + [.$E21]^2)) / (54 * [.$C20])" table:style-name="ce1">
            <text:p>52.74443698</text:p>
          </table:table-cell>
          <table:table-cell office:value-type="float" office:value="63.295288369749095" table:formula="of:=([.$B21] * TAN((PI()*[.T$20]) / 10800) * SQRT([.$D21]^2 + [.$E21]^2)) / (54 * [.$C20])" table:style-name="ce1">
            <text:p>63.29528837</text:p>
          </table:table-cell>
          <table:table-cell office:value-type="float" office:value="0.75841874033239887" table:formula="of:= [.$O$20] / [.$H21]" table:style-name="ce1">
            <text:p>0.75841874</text:p>
          </table:table-cell>
          <table:table-cell office:value-type="float" office:value="0.92373610097166192" table:formula="of:=([.$J21] - [.$O$20]) / ([.$D21] / 100)" table:style-name="ce1">
            <text:p>0.923736101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Table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in</text:p>
          </table:table-cell>
          <table:table-cell office:value-type="float" office:value="300" table:style-name="ce1">
            <text:p>300</text:p>
          </table:table-cell>
          <table:table-cell office:value-type="float" office:value="7" table:style-name="ce1">
            <text:p>7</text:p>
          </table:table-cell>
          <table:table-cell office:value-type="float" office:value="800" table:style-name="ce1">
            <text:p>800</text:p>
          </table:table-cell>
          <table:table-cell office:value-type="float" office:value="1280" table:style-name="ce1">
            <text:p>1280</text:p>
          </table:table-cell>
          <table:table-cell office:value-type="float" office:value="1.8909502927234394" table:formula="of:=([.$B23] * TAN((PI()*[.P$20]) / 10800) * SQRT([.$D23]^2 + [.$E23]^2)) / (54 * [.$C24])" table:style-name="ce1">
            <text:p>1.890950293</text:p>
          </table:table-cell>
          <table:table-cell office:value-type="float" office:value="3.0255337808593628" table:formula="of:=([.$B23] * TAN((PI()*[.Q$20]) / 10800) * SQRT([.$D23]^2 + [.$E23]^2)) / (54 * [.$C24])" table:style-name="ce1">
            <text:p>3.025533781</text:p>
          </table:table-cell>
          <table:table-cell office:value-type="float" office:value="3.7819325868092446" table:formula="of:=([.$B23] * TAN((PI()*[.R$20]) / 10800) * SQRT([.$D23]^2 + [.$E23]^2)) / (54 * [.$C24])" table:style-name="ce1">
            <text:p>3.781932587</text:p>
          </table:table-cell>
          <table:table-cell office:value-type="float" office:value="9.4553915363598922" table:formula="of:=([.$B23] * TAN((PI()*[.S$20]) / 10800) * SQRT([.$D23]^2 + [.$E23]^2)) / (54 * [.$C24])" table:style-name="ce1">
            <text:p>9.455391536</text:p>
          </table:table-cell>
          <table:table-cell office:value-type="float" office:value="11.346821925349021" table:formula="of:=([.$B23] * TAN((PI()*[.T$20]) / 10800) * SQRT([.$D23]^2 + [.$E23]^2)) / (54 * [.$C24])" table:style-name="ce1">
            <text:p>11.34682193</text:p>
          </table:table-cell>
          <table:table-cell office:value-type="float" office:value="4.2306412482880722" table:formula="of:= [.$O$20] / [.$H23]" table:style-name="ce1">
            <text:p>4.230641248</text:p>
          </table:table-cell>
          <table:table-cell office:value-type="float" office:value="-0.5816472593313724" table:formula="of:=([.$J23] - [.$O$20]) / ([.$D23] / 100)" table:style-name="ce1">
            <text:p>-0.581647259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500" table:style-name="ce1">
            <text:p>500</text:p>
          </table:table-cell>
          <table:table-cell office:value-type="float" office:value="12.9" table:style-name="ce1">
            <text:p>12.9</text:p>
          </table:table-cell>
          <table:table-cell office:value-type="float" office:value="2048" table:style-name="ce1">
            <text:p>2048</text:p>
          </table:table-cell>
          <table:table-cell office:value-type="float" office:value="2732" table:style-name="ce1">
            <text:p>2732</text:p>
          </table:table-cell>
          <table:table-cell office:value-type="float" office:value="13.137718628526923" table:formula="of:=([.$B24] * TAN((PI()*[.P$20]) / 10800) * SQRT([.$D24]^2 + [.$E24]^2)) / (54 * [.$C23])" table:style-name="ce1">
            <text:p>13.13771863</text:p>
          </table:table-cell>
          <table:table-cell office:value-type="float" office:value="21.020442296653734" table:formula="of:=([.$B24] * TAN((PI()*[.Q$20]) / 10800) * SQRT([.$D24]^2 + [.$E24]^2)) / (54 * [.$C23])" table:style-name="ce1">
            <text:p>21.0204423</text:p>
          </table:table-cell>
          <table:table-cell office:value-type="float" office:value="26.275659592297718" table:formula="of:=([.$B24] * TAN((PI()*[.R$20]) / 10800) * SQRT([.$D24]^2 + [.$E24]^2)) / (54 * [.$C23])" table:style-name="ce1">
            <text:p>26.27565959</text:p>
          </table:table-cell>
          <table:table-cell office:value-type="float" office:value="65.69304016359952" table:formula="of:=([.$B24] * TAN((PI()*[.S$20]) / 10800) * SQRT([.$D24]^2 + [.$E24]^2)) / (54 * [.$C23])" table:style-name="ce1">
            <text:p>65.69304016</text:p>
          </table:table-cell>
          <table:table-cell office:value-type="float" office:value="78.834094347628593" table:formula="of:=([.$B24] * TAN((PI()*[.T$20]) / 10800) * SQRT([.$D24]^2 + [.$E24]^2)) / (54 * [.$C23])" table:style-name="ce1">
            <text:p>78.83409435</text:p>
          </table:table-cell>
          <table:table-cell office:value-type="float" office:value="0.60892857679927248" table:formula="of:= [.$O$20] / [.$H24]" table:style-name="ce1">
            <text:p>0.608928577</text:p>
          </table:table-cell>
          <table:table-cell office:value-type="float" office:value="3.0680710130678022" table:formula="of:=([.$J24] - [.$O$20]) / ([.$D24] / 100)" table:style-name="ce1">
            <text:p>3.06807101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Phon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in</text:p>
          </table:table-cell>
          <table:table-cell office:value-type="float" office:value="200" table:style-name="ce1">
            <text:p>200</text:p>
          </table:table-cell>
          <table:table-cell office:value-type="float" office:value="4" table:style-name="ce1">
            <text:p>4</text:p>
          </table:table-cell>
          <table:table-cell office:value-type="float" office:value="640" table:style-name="ce6">
            <text:p>640</text:p>
          </table:table-cell>
          <table:table-cell office:value-type="float" office:value="1136" table:style-name="ce1">
            <text:p>1136</text:p>
          </table:table-cell>
          <table:table-cell office:value-type="float" office:value="2.1611601162279404" table:formula="of:=([.$B26] * TAN((PI()*[.P$20]) / 10800) * SQRT([.$D26]^2 + [.$E26]^2)) / (54 * [.$C27])" table:style-name="ce1">
            <text:p>2.161160116</text:p>
          </table:table-cell>
          <table:table-cell office:value-type="float" office:value="3.4578714007739872" table:formula="of:=([.$B26] * TAN((PI()*[.Q$20]) / 10800) * SQRT([.$D26]^2 + [.$E26]^2)) / (54 * [.$C27])" table:style-name="ce1">
            <text:p>3.457871401</text:p>
          </table:table-cell>
          <table:table-cell office:value-type="float" office:value="4.3223568066949163" table:formula="of:=([.$B26] * TAN((PI()*[.R$20]) / 10800) * SQRT([.$D26]^2 + [.$E26]^2)) / (54 * [.$C27])" table:style-name="ce1">
            <text:p>4.322356807</text:p>
          </table:table-cell>
          <table:table-cell office:value-type="float" office:value="10.806532117916911" table:formula="of:=([.$B26] * TAN((PI()*[.S$20]) / 10800) * SQRT([.$D26]^2 + [.$E26]^2)) / (54 * [.$C27])" table:style-name="ce1">
            <text:p>10.80653212</text:p>
          </table:table-cell>
          <table:table-cell office:value-type="float" office:value="12.968240934396437" table:formula="of:=([.$B26] * TAN((PI()*[.T$20]) / 10800) * SQRT([.$D26]^2 + [.$E26]^2)) / (54 * [.$C27])" table:style-name="ce1">
            <text:p>12.96824093</text:p>
          </table:table-cell>
          <table:table-cell office:value-type="float" office:value="3.7016842235739387" table:formula="of:= [.$O$20] / [.$H26]" table:style-name="ce1">
            <text:p>3.701684224</text:p>
          </table:table-cell>
          <table:table-cell office:value-type="float" office:value="-0.47371235400055667" table:formula="of:=([.$J26] - [.$O$20]) / ([.$D26] / 100)" table:style-name="ce1">
            <text:p>-0.47371235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400" table:style-name="ce1">
            <text:p>400</text:p>
          </table:table-cell>
          <table:table-cell office:value-type="float" office:value="6.5" table:style-name="ce1">
            <text:p>6.5</text:p>
          </table:table-cell>
          <table:table-cell office:value-type="float" office:value="1242" table:style-name="ce1">
            <text:p>1242</text:p>
          </table:table-cell>
          <table:table-cell office:value-type="float" office:value="2688" table:style-name="ce1">
            <text:p>2688</text:p>
          </table:table-cell>
          <table:table-cell office:value-type="float" office:value="15.950767120432989" table:formula="of:=([.$B27] * TAN((PI()*[.P$20]) / 10800) * SQRT([.$D27]^2 + [.$E27]^2)) / (54 * [.$C26])" table:style-name="ce1">
            <text:p>15.95076712</text:p>
          </table:table-cell>
          <table:table-cell office:value-type="float" office:value="25.521339687879905" table:formula="of:=([.$B27] * TAN((PI()*[.Q$20]) / 10800) * SQRT([.$D27]^2 + [.$E27]^2)) / (54 * [.$C26])" table:style-name="ce1">
            <text:p>25.52133969</text:p>
          </table:table-cell>
          <table:table-cell office:value-type="float" office:value="31.901804182535308" table:formula="of:=([.$B27] * TAN((PI()*[.R$20]) / 10800) * SQRT([.$D27]^2 + [.$E27]^2)) / (54 * [.$C26])" table:style-name="ce1">
            <text:p>31.90180418</text:p>
          </table:table-cell>
          <table:table-cell office:value-type="float" office:value="79.759234819319502" table:formula="of:=([.$B27] * TAN((PI()*[.S$20]) / 10800) * SQRT([.$D27]^2 + [.$E27]^2)) / (54 * [.$C26])" table:style-name="ce1">
            <text:p>79.75923482</text:p>
          </table:table-cell>
          <table:table-cell office:value-type="float" office:value="95.714051704444287" table:formula="of:=([.$B27] * TAN((PI()*[.T$20]) / 10800) * SQRT([.$D27]^2 + [.$E27]^2)) / (54 * [.$C26])" table:style-name="ce1">
            <text:p>95.7140517</text:p>
          </table:table-cell>
          <table:table-cell office:value-type="float" office:value="0.50153903235225872" table:formula="of:= [.$O$20] / [.$H27]" table:style-name="ce1">
            <text:p>0.501539032</text:p>
          </table:table-cell>
          <table:table-cell office:value-type="float" office:value="6.418200620325627" table:formula="of:=([.$J27] - [.$O$20]) / ([.$D27] / 100)" table:style-name="ce1">
            <text:p>6.41820062</text:p>
          </table:table-cell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Criteri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High-Desktop</text:p>
          </table:table-cell>
          <table:table-cell office:value-type="float" office:value="600" table:style-name="ce1">
            <text:p>600</text:p>
          </table:table-cell>
          <table:table-cell office:value-type="float" office:value="32" table:style-name="ce1">
            <text:p>32</text:p>
          </table:table-cell>
          <table:table-cell office:value-type="float" office:value="3840" table:style-name="ce1">
            <text:p>3840</text:p>
          </table:table-cell>
          <table:table-cell office:value-type="float" office:value="2160" table:style-name="ce1">
            <text:p>2160</text:p>
          </table:table-cell>
          <table:table-cell office:value-type="float" office:value="4.4500106108620407" table:formula="of:=([.$B30] * TAN((PI()*[.P$20]) / 10800) * SQRT([.$D30]^2 + [.$E30]^2)) / (54 * [.$C30])" table:style-name="ce1">
            <text:p>4.450010611</text:p>
          </table:table-cell>
          <table:table-cell office:value-type="float" office:value="7.1200483059523956" table:formula="of:=([.$B30] * TAN((PI()*[.Q$20]) / 10800) * SQRT([.$D30]^2 + [.$E30]^2)) / (54 * [.$C30])" table:style-name="ce1">
            <text:p>7.120048306</text:p>
          </table:table-cell>
          <table:table-cell office:value-type="float" office:value="8.9000965311611608" table:formula="of:=([.$B30] * TAN((PI()*[.R$20]) / 10800) * SQRT([.$D30]^2 + [.$E30]^2)) / (54 * [.$C30])" table:style-name="ce1">
            <text:p>8.900096531</text:p>
          </table:table-cell>
          <table:table-cell office:value-type="float" office:value="22.251559350116963" table:formula="of:=([.$B30] * TAN((PI()*[.S$20]) / 10800) * SQRT([.$D30]^2 + [.$E30]^2)) / (54 * [.$C30])" table:style-name="ce1">
            <text:p>22.25155935</text:p>
          </table:table-cell>
          <table:table-cell office:value-type="float" office:value="26.702699780987903" table:formula="of:=([.$B30] * TAN((PI()*[.T$20]) / 10800) * SQRT([.$D30]^2 + [.$E30]^2)) / (54 * [.$C30])" table:style-name="ce1">
            <text:p>26.70269978</text:p>
          </table:table-cell>
          <table:table-cell office:value-type="float" office:value="1.7977333104175379" table:formula="of:= [.$O$20] / [.$H30]" table:style-name="ce1">
            <text:p>1.79773331</text:p>
          </table:table-cell>
          <table:table-cell office:value-type="float" office:value="0.27871614012989332" table:formula="of:=([.$J30] - [.$O$20]) / ([.$D30] / 100)" table:style-name="ce1">
            <text:p>0.278716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Desktop</text:p>
          </table:table-cell>
          <table:table-cell office:value-type="float" office:value="600" table:style-name="ce1">
            <text:p>600</text:p>
          </table:table-cell>
          <table:table-cell office:value-type="float" office:value="24" table:style-name="ce1">
            <text:p>24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.9666737405746941" table:formula="of:=([.$B31] * TAN((PI()*[.P$20]) / 10800) * SQRT([.$D31]^2 + [.$E31]^2)) / (54 * [.$C31])" table:style-name="ce1">
            <text:p>2.966673741</text:p>
          </table:table-cell>
          <table:table-cell office:value-type="float" office:value="4.7466988706349307" table:formula="of:=([.$B31] * TAN((PI()*[.Q$20]) / 10800) * SQRT([.$D31]^2 + [.$E31]^2)) / (54 * [.$C31])" table:style-name="ce1">
            <text:p>4.746698871</text:p>
          </table:table-cell>
          <table:table-cell office:value-type="float" office:value="5.933397687440773" table:formula="of:=([.$B31] * TAN((PI()*[.R$20]) / 10800) * SQRT([.$D31]^2 + [.$E31]^2)) / (54 * [.$C31])" table:style-name="ce1">
            <text:p>5.933397687</text:p>
          </table:table-cell>
          <table:table-cell office:value-type="float" office:value="14.834372900077975" table:formula="of:=([.$B31] * TAN((PI()*[.S$20]) / 10800) * SQRT([.$D31]^2 + [.$E31]^2)) / (54 * [.$C31])" table:style-name="ce1">
            <text:p>14.8343729</text:p>
          </table:table-cell>
          <table:table-cell office:value-type="float" office:value="17.801799853991934" table:formula="of:=([.$B31] * TAN((PI()*[.T$20]) / 10800) * SQRT([.$D31]^2 + [.$E31]^2)) / (54 * [.$C31])" table:style-name="ce1">
            <text:p>17.80179985</text:p>
          </table:table-cell>
          <table:table-cell office:value-type="float" office:value="2.6965999656263073" table:formula="of:= [.$O$20] / [.$H31]" table:style-name="ce1">
            <text:p>2.696599966</text:p>
          </table:table-cell>
          <table:table-cell office:value-type="float" office:value="9.3843742395413238E-2" table:formula="of:=([.$J31] - [.$O$20]) / ([.$D31] / 100)" table:style-name="ce1">
            <text:p>0.093843742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High-Laptop</text:p>
          </table:table-cell>
          <table:table-cell office:value-type="float" office:value="500" table:style-name="ce1">
            <text:p>500</text:p>
          </table:table-cell>
          <table:table-cell office:value-type="float" office:value="14" table:style-name="ce1">
            <text:p>14</text:p>
          </table:table-cell>
          <table:table-cell office:value-type="float" office:value="1600" table:style-name="ce1">
            <text:p>1600</text:p>
          </table:table-cell>
          <table:table-cell office:value-type="float" office:value="900" table:style-name="ce1">
            <text:p>900</text:p>
          </table:table-cell>
          <table:table-cell office:value-type="float" office:value="3.5317544530651115" table:formula="of:=([.$B32] * TAN((PI()*[.P$20]) / 10800) * SQRT([.$D32]^2 + [.$E32]^2)) / (54 * [.$C32])" table:style-name="ce1">
            <text:p>3.531754453</text:p>
          </table:table-cell>
          <table:table-cell office:value-type="float" office:value="5.6508319888511078" table:formula="of:=([.$B32] * TAN((PI()*[.Q$20]) / 10800) * SQRT([.$D32]^2 + [.$E32]^2)) / (54 * [.$C32])" table:style-name="ce1">
            <text:p>5.650831989</text:p>
          </table:table-cell>
          <table:table-cell office:value-type="float" office:value="7.0635686755247304" table:formula="of:=([.$B32] * TAN((PI()*[.R$20]) / 10800) * SQRT([.$D32]^2 + [.$E32]^2)) / (54 * [.$C32])" table:style-name="ce1">
            <text:p>7.063568676</text:p>
          </table:table-cell>
          <table:table-cell office:value-type="float" office:value="17.659967738188069" table:formula="of:=([.$B32] * TAN((PI()*[.S$20]) / 10800) * SQRT([.$D32]^2 + [.$E32]^2)) / (54 * [.$C32])" table:style-name="ce1">
            <text:p>17.65996774</text:p>
          </table:table-cell>
          <table:table-cell office:value-type="float" office:value="21.192618873799919" table:formula="of:=([.$B32] * TAN((PI()*[.T$20]) / 10800) * SQRT([.$D32]^2 + [.$E32]^2)) / (54 * [.$C32])" table:style-name="ce1">
            <text:p>21.19261887</text:p>
          </table:table-cell>
          <table:table-cell office:value-type="float" office:value="2.2651439711260979" table:formula="of:= [.$O$20] / [.$H32]" table:style-name="ce1">
            <text:p>2.265143971</text:p>
          </table:table-cell>
          <table:table-cell office:value-type="float" office:value="0.32453867961249494" table:formula="of:=([.$J32] - [.$O$20]) / ([.$D32] / 100)" table:style-name="ce1">
            <text:p>0.3245386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Laptop</text:p>
          </table:table-cell>
          <table:table-cell office:value-type="float" office:value="500" table:style-name="ce1">
            <text:p>500</text:p>
          </table:table-cell>
          <table:table-cell office:value-type="float" office:value="13" table:style-name="ce1">
            <text:p>13</text:p>
          </table:table-cell>
          <table:table-cell office:value-type="float" office:value="1280" table:style-name="ce1">
            <text:p>1280</text:p>
          </table:table-cell>
          <table:table-cell office:value-type="float" office:value="720" table:style-name="ce1">
            <text:p>720</text:p>
          </table:table-cell>
          <table:table-cell office:value-type="float" office:value="3.0427422980253271" table:formula="of:=([.$B33] * TAN((PI()*[.P$20]) / 10800) * SQRT([.$D33]^2 + [.$E33]^2)) / (54 * [.$C33])" table:style-name="ce1">
            <text:p>3.042742298</text:p>
          </table:table-cell>
          <table:table-cell office:value-type="float" office:value="4.8684090980871098" table:formula="of:=([.$B33] * TAN((PI()*[.Q$20]) / 10800) * SQRT([.$D33]^2 + [.$E33]^2)) / (54 * [.$C33])" table:style-name="ce1">
            <text:p>4.868409098</text:p>
          </table:table-cell>
          <table:table-cell office:value-type="float" office:value="6.0855360896828437" table:formula="of:=([.$B33] * TAN((PI()*[.R$20]) / 10800) * SQRT([.$D33]^2 + [.$E33]^2)) / (54 * [.$C33])" table:style-name="ce1">
            <text:p>6.08553609</text:p>
          </table:table-cell>
          <table:table-cell office:value-type="float" office:value="15.214741435977414" table:formula="of:=([.$B33] * TAN((PI()*[.S$20]) / 10800) * SQRT([.$D33]^2 + [.$E33]^2)) / (54 * [.$C33])" table:style-name="ce1">
            <text:p>15.21474144</text:p>
          </table:table-cell>
          <table:table-cell office:value-type="float" office:value="18.258256260504549" table:formula="of:=([.$B33] * TAN((PI()*[.T$20]) / 10800) * SQRT([.$D33]^2 + [.$E33]^2)) / (54 * [.$C33])" table:style-name="ce1">
            <text:p>18.25825626</text:p>
          </table:table-cell>
          <table:table-cell office:value-type="float" office:value="2.6291849664856497" table:formula="of:= [.$O$20] / [.$H33]" table:style-name="ce1">
            <text:p>2.629184966</text:p>
          </table:table-cell>
          <table:table-cell office:value-type="float" office:value="0.17642627035191788" table:formula="of:=([.$J33] - [.$O$20]) / ([.$D33] / 100)" table:style-name="ce1">
            <text:p>0.17642627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High-Tablet</text:p>
          </table:table-cell>
          <table:table-cell office:value-type="float" office:value="400" table:style-name="ce1">
            <text:p>400</text:p>
          </table:table-cell>
          <table:table-cell office:value-type="float" office:value="12.9" table:style-name="ce1">
            <text:p>12.9</text:p>
          </table:table-cell>
          <table:table-cell office:value-type="float" office:value="1024" table:style-name="ce1">
            <text:p>1024</text:p>
          </table:table-cell>
          <table:table-cell office:value-type="float" office:value="1366" table:style-name="ce1">
            <text:p>1366</text:p>
          </table:table-cell>
          <table:table-cell office:value-type="float" office:value="2.8515978418508041" table:formula="of:=([.$B34] * TAN((PI()*[.P$20]) / 10800) * SQRT([.$D34]^2 + [.$E34]^2)) / (54 * [.$C34])" table:style-name="ce1">
            <text:p>2.851597842</text:p>
          </table:table-cell>
          <table:table-cell office:value-type="float" office:value="4.5625766225294919" table:formula="of:=([.$B34] * TAN((PI()*[.Q$20]) / 10800) * SQRT([.$D34]^2 + [.$E34]^2)) / (54 * [.$C34])" table:style-name="ce1">
            <text:p>4.562576623</text:p>
          </table:table-cell>
          <table:table-cell office:value-type="float" office:value="5.7032439425142334" table:formula="of:=([.$B34] * TAN((PI()*[.R$20]) / 10800) * SQRT([.$D34]^2 + [.$E34]^2)) / (54 * [.$C34])" table:style-name="ce1">
            <text:p>5.703243943</text:p>
          </table:table-cell>
          <table:table-cell office:value-type="float" office:value="14.258954454114624" table:formula="of:=([.$B34] * TAN((PI()*[.S$20]) / 10800) * SQRT([.$D34]^2 + [.$E34]^2)) / (54 * [.$C34])" table:style-name="ce1">
            <text:p>14.25895445</text:p>
          </table:table-cell>
          <table:table-cell office:value-type="float" office:value="17.111276292508531" table:formula="of:=([.$B34] * TAN((PI()*[.T$20]) / 10800) * SQRT([.$D34]^2 + [.$E34]^2)) / (54 * [.$C34])" table:style-name="ce1">
            <text:p>17.11127629</text:p>
          </table:table-cell>
          <table:table-cell office:value-type="float" office:value="2.8054209431109336" table:formula="of:= [.$O$20] / [.$H34]" table:style-name="ce1">
            <text:p>2.805420943</text:p>
          </table:table-cell>
          <table:table-cell office:value-type="float" office:value="0.10852307544028626" table:formula="of:=([.$J34] - [.$O$20]) / ([.$D34] / 100)" table:style-name="ce1">
            <text:p>0.108523075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Tablet</text:p>
          </table:table-cell>
          <table:table-cell office:value-type="float" office:value="400" table:style-name="ce1">
            <text:p>400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768" table:style-name="ce1">
            <text:p>768</text:p>
          </table:table-cell>
          <table:table-cell office:value-type="float" office:value="1024" table:style-name="ce1">
            <text:p>1024</text:p>
          </table:table-cell>
          <table:table-cell office:value-type="float" office:value="2.8433597348890003" table:formula="of:=([.$B35] * TAN((PI()*[.P$20]) / 10800) * SQRT([.$D35]^2 + [.$E35]^2)) / (54 * [.$C35])" table:style-name="ce1">
            <text:p>2.843359735</text:p>
          </table:table-cell>
          <table:table-cell office:value-type="float" office:value="4.5493955933934087" table:formula="of:=([.$B35] * TAN((PI()*[.Q$20]) / 10800) * SQRT([.$D35]^2 + [.$E35]^2)) / (54 * [.$C35])" table:style-name="ce1">
            <text:p>4.549395593</text:p>
          </table:table-cell>
          <table:table-cell office:value-type="float" office:value="5.68676758917361" table:formula="of:=([.$B35] * TAN((PI()*[.R$20]) / 10800) * SQRT([.$D35]^2 + [.$E35]^2)) / (54 * [.$C35])" table:style-name="ce1">
            <text:p>5.686767589</text:p>
          </table:table-cell>
          <table:table-cell office:value-type="float" office:value="14.217761130767089" table:formula="of:=([.$B35] * TAN((PI()*[.S$20]) / 10800) * SQRT([.$D35]^2 + [.$E35]^2)) / (54 * [.$C35])" table:style-name="ce1">
            <text:p>14.21776113</text:p>
          </table:table-cell>
          <table:table-cell office:value-type="float" office:value="17.061842770613602" table:formula="of:=([.$B35] * TAN((PI()*[.T$20]) / 10800) * SQRT([.$D35]^2 + [.$E35]^2)) / (54 * [.$C35])" table:style-name="ce1">
            <text:p>17.06184277</text:p>
          </table:table-cell>
          <table:table-cell office:value-type="float" office:value="2.8135491294669013" table:formula="of:= [.$O$20] / [.$H35]" table:style-name="ce1">
            <text:p>2.813549129</text:p>
          </table:table-cell>
          <table:table-cell office:value-type="float" office:value="0.13826077742364606" table:formula="of:=([.$J35] - [.$O$20]) / ([.$D35] / 100)" table:style-name="ce1">
            <text:p>0.138260777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High-Phone</text:p>
          </table:table-cell>
          <table:table-cell office:value-type="float" office:value="300" table:style-name="ce1">
            <text:p>300</text:p>
          </table:table-cell>
          <table:table-cell office:value-type="float" office:value="5.8" table:style-name="ce1">
            <text:p>5.8</text:p>
          </table:table-cell>
          <table:table-cell office:value-type="float" office:value="414" table:style-name="ce1">
            <text:p>414</text:p>
          </table:table-cell>
          <table:table-cell office:value-type="float" office:value="896" table:style-name="ce1">
            <text:p>896</text:p>
          </table:table-cell>
          <table:table-cell office:value-type="float" office:value="2.7501322621436191" table:formula="of:=([.$B36] * TAN((PI()*[.P$20]) / 10800) * SQRT([.$D36]^2 + [.$E36]^2)) / (54 * [.$C36])" table:style-name="ce1">
            <text:p>2.750132262</text:p>
          </table:table-cell>
          <table:table-cell office:value-type="float" office:value="4.4002309806689492" table:formula="of:=([.$B36] * TAN((PI()*[.Q$20]) / 10800) * SQRT([.$D36]^2 + [.$E36]^2)) / (54 * [.$C36])" table:style-name="ce1">
            <text:p>4.400230981</text:p>
          </table:table-cell>
          <table:table-cell office:value-type="float" office:value="5.5003110659543637" table:formula="of:=([.$B36] * TAN((PI()*[.R$20]) / 10800) * SQRT([.$D36]^2 + [.$E36]^2)) / (54 * [.$C36])" table:style-name="ce1">
            <text:p>5.500311066</text:p>
          </table:table-cell>
          <table:table-cell office:value-type="float" office:value="13.751592210227502" table:formula="of:=([.$B36] * TAN((PI()*[.S$20]) / 10800) * SQRT([.$D36]^2 + [.$E36]^2)) / (54 * [.$C36])" table:style-name="ce1">
            <text:p>13.75159221</text:p>
          </table:table-cell>
          <table:table-cell office:value-type="float" office:value="16.502422707662809" table:formula="of:=([.$B36] * TAN((PI()*[.T$20]) / 10800) * SQRT([.$D36]^2 + [.$E36]^2)) / (54 * [.$C36])" table:style-name="ce1">
            <text:p>16.50242271</text:p>
          </table:table-cell>
          <table:table-cell office:value-type="float" office:value="2.9089263876431009" table:formula="of:= [.$O$20] / [.$H36]" table:style-name="ce1">
            <text:p>2.908926388</text:p>
          </table:table-cell>
          <table:table-cell office:value-type="float" office:value="0.12135814194753851" table:formula="of:=([.$J36] - [.$O$20]) / ([.$D36] / 100)" table:style-name="ce1">
            <text:p>0.121358142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Phone</text:p>
          </table:table-cell>
          <table:table-cell office:value-type="float" office:value="300" table:style-name="ce1">
            <text:p>300</text:p>
          </table:table-cell>
          <table:table-cell office:value-type="float" office:value="4.7" table:style-name="ce1">
            <text:p>4.7</text:p>
          </table:table-cell>
          <table:table-cell office:value-type="float" office:value="360" table:style-name="ce1">
            <text:p>360</text:p>
          </table:table-cell>
          <table:table-cell office:value-type="float" office:value="640" table:style-name="ce1">
            <text:p>640</text:p>
          </table:table-cell>
          <table:table-cell office:value-type="float" office:value="2.5248287153827182" table:formula="of:=([.$B37] * TAN((PI()*[.P$20]) / 10800) * SQRT([.$D37]^2 + [.$E37]^2)) / (54 * [.$C37])" table:style-name="ce1">
            <text:p>2.524828715</text:p>
          </table:table-cell>
          <table:table-cell office:value-type="float" office:value="4.0397437196893025" table:formula="of:=([.$B37] * TAN((PI()*[.Q$20]) / 10800) * SQRT([.$D37]^2 + [.$E37]^2)) / (54 * [.$C37])" table:style-name="ce1">
            <text:p>4.03974372</text:p>
          </table:table-cell>
          <table:table-cell office:value-type="float" office:value="5.049700159524062" table:formula="of:=([.$B37] * TAN((PI()*[.R$20]) / 10800) * SQRT([.$D37]^2 + [.$E37]^2)) / (54 * [.$C37])" table:style-name="ce1">
            <text:p>5.04970016</text:p>
          </table:table-cell>
          <table:table-cell office:value-type="float" office:value="12.624998212832319" table:formula="of:=([.$B37] * TAN((PI()*[.S$20]) / 10800) * SQRT([.$D37]^2 + [.$E37]^2)) / (54 * [.$C37])" table:style-name="ce1">
            <text:p>12.62499821</text:p>
          </table:table-cell>
          <table:table-cell office:value-type="float" office:value="15.1504679608442" table:formula="of:=([.$B37] * TAN((PI()*[.T$20]) / 10800) * SQRT([.$D37]^2 + [.$E37]^2)) / (54 * [.$C37])" table:style-name="ce1">
            <text:p>15.15046796</text:p>
          </table:table-cell>
          <table:table-cell office:value-type="float" office:value="3.1685049596109112" table:formula="of:= [.$O$20] / [.$H37]" table:style-name="ce1">
            <text:p>3.16850496</text:p>
          </table:table-cell>
          <table:table-cell office:value-type="float" office:value="-0.23598112198772231" table:formula="of:=([.$J37] - [.$O$20]) / ([.$D37] / 100)" table:style-name="ce1">
            <text:p>-0.235981122</text:p>
          </table:table-cell>
          <table:table-cell table:number-columns-repeated="16372"/>
        </table:table-row>
        <table:table-row table:number-rows-repeated="1048539" table:style-name="ro2">
          <table:table-cell table:number-columns-repeated="16384"/>
        </table:table-row>
      </table:table>
      <table:table table:name="Sheet1" table:style-name="ta2">
        <table:table-column table:style-name="co10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Real_World_Guidelines" table:style-name="ta3">
        <table:table-column table:style-name="co5" table:number-columns-repeated="19" table:default-cell-style-name="ce1"/>
        <table:table-column table:style-name="co10" table:number-columns-repeated="16365" table:default-cell-style-name="ce1"/>
        <table:table-row table:style-name="ro1">
          <table:table-cell office:value-type="string" table:style-name="ce5">
            <text:p>Real World Guideline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3">
            <text:p>Header</text:p>
          </table:table-cell>
          <table:table-cell office:value-type="string" table:style-name="ce3">
            <text:p>H2</text:p>
          </table:table-cell>
          <table:table-cell office:value-type="string" table:style-name="ce3">
            <text:p>H3</text:p>
          </table:table-cell>
          <table:table-cell office:value-type="string" table:style-name="ce3">
            <text:p>H4</text:p>
          </table:table-cell>
          <table:table-cell office:value-type="string" table:style-name="ce3">
            <text:p>H5</text:p>
          </table:table-cell>
          <table:table-cell office:value-type="string" table:style-name="ce3">
            <text:p>H6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Subtitle</text:p>
          </table:table-cell>
          <table:table-cell office:value-type="string" table:style-name="ce3">
            <text:p>Subtitle2</text:p>
          </table:table-cell>
          <table:table-cell office:value-type="string" table:style-name="ce3">
            <text:p>Base</text:p>
          </table:table-cell>
          <table:table-cell office:value-type="string" table:style-name="ce3">
            <text:p>Body</text:p>
          </table:table-cell>
          <table:table-cell office:value-type="string" table:style-name="ce3">
            <text:p>Body2</text:p>
          </table:table-cell>
          <table:table-cell office:value-type="string" table:style-name="ce3">
            <text:p>Button</text:p>
          </table:table-cell>
          <table:table-cell office:value-type="string" table:style-name="ce3">
            <text:p>Callout</text:p>
          </table:table-cell>
          <table:table-cell office:value-type="string" table:style-name="ce3">
            <text:p>Footnote</text:p>
          </table:table-cell>
          <table:table-cell office:value-type="string" table:style-name="ce3">
            <text:p>Caption</text:p>
          </table:table-cell>
          <table:table-cell office:value-type="string" table:style-name="ce3">
            <text:p>Caption2</text:p>
          </table:table-cell>
          <table:table-cell office:value-type="string" table:style-name="ce3">
            <text:p>Overline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Microsoft(Size)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Microsoft(Heihgt)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Google(Size)</text:p>
          </table:table-cell>
          <table:table-cell office:value-type="float" office:value="96" table:style-name="ce1">
            <text:p>96</text:p>
          </table:table-cell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Google(Height)</text:p>
          </table:table-cell>
          <table:table-cell office:value-type="float" office:value="-1.5" table:style-name="ce1">
            <text:p>-1.5</text:p>
          </table:table-cell>
          <table:table-cell office:value-type="float" office:value="-0.5" table:style-name="ce1">
            <text:p>-0.5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25" table:style-name="ce1">
            <text:p>0.25</text:p>
          </table:table-cell>
          <table:table-cell office:value-type="float" office:value="1.25" table:style-name="ce1">
            <text:p>1.25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table:number-columns-repeated="16365"/>
        </table:table-row>
        <table:table-row table:number-rows-repeated="2"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3">
            <text:p>Apple(pt,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pple(xSmall, Size)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xSamll, Leading)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Small, Size)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Small, Leading)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Medium, Size)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Medium, Leading)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Large, Size)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Large, Leading)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Size)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Leading)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Size)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Leading)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Size)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Leading)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66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3">
            <text:p>Apple(px,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pple(xSmall, Size)</text:p>
          </table:table-cell>
          <table:table-cell office:value-type="float" office:value="41.333333333333336" table:formula="of:=[.B10] / 0.75" table:style-name="ce1">
            <text:p>41.33333333</text:p>
          </table:table-cell>
          <table:table-cell office:value-type="float" office:value="33.333333333333336" table:formula="of:=[.C10] / 0.75" table:style-name="ce1">
            <text:p>33.33333333</text:p>
          </table:table-cell>
          <table:table-cell office:value-type="float" office:value="25.333333333333332" table:formula="of:=[.D10] / 0.75" table:style-name="ce1">
            <text:p>25.33333333</text:p>
          </table:table-cell>
          <table:table-cell office:value-type="float" office:value="22.666666666666668" table:formula="of:=[.E10] / 0.75" table:style-name="ce1">
            <text:p>22.66666667</text:p>
          </table:table-cell>
          <table:table-cell table:number-columns-repeated="3" table:style-name="ce1"/>
          <table:table-cell office:value-type="float" office:value="18.666666666666668" table:formula="of:=[.I10] / 0.75" table:style-name="ce1">
            <text:p>18.66666667</text:p>
          </table:table-cell>
          <table:table-cell office:value-type="float" office:value="16" table:formula="of:=[.J10] / 0.75" table:style-name="ce1">
            <text:p>16</text:p>
          </table:table-cell>
          <table:table-cell table:style-name="ce1"/>
          <table:table-cell office:value-type="float" office:value="18.666666666666668" table:formula="of:=[.L10] / 0.75" table:style-name="ce1">
            <text:p>18.66666667</text:p>
          </table:table-cell>
          <table:table-cell table:number-columns-repeated="2" table:style-name="ce1"/>
          <table:table-cell office:value-type="float" office:value="17.333333333333332" table:formula="of:=[.O10] / 0.75" table:style-name="ce1">
            <text:p>17.33333333</text:p>
          </table:table-cell>
          <table:table-cell office:value-type="float" office:value="16" table:formula="of:=[.P10] / 0.75" table:style-name="ce1">
            <text:p>16</text:p>
          </table:table-cell>
          <table:table-cell office:value-type="float" office:value="14.666666666666666" table:formula="of:=[.Q10] / 0.75" table:style-name="ce1">
            <text:p>14.66666667</text:p>
          </table:table-cell>
          <table:table-cell office:value-type="float" office:value="14.666666666666666" table:formula="of:=[.R10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Samll, Leading)</text:p>
          </table:table-cell>
          <table:table-cell office:value-type="float" office:value="50.666666666666664" table:formula="of:=[.B11] / 0.75" table:style-name="ce1">
            <text:p>50.66666667</text:p>
          </table:table-cell>
          <table:table-cell office:value-type="float" office:value="41.333333333333336" table:formula="of:=[.C11] / 0.75" table:style-name="ce1">
            <text:p>41.33333333</text:p>
          </table:table-cell>
          <table:table-cell office:value-type="float" office:value="32" table:formula="of:=[.D11] / 0.75" table:style-name="ce1">
            <text:p>32</text:p>
          </table:table-cell>
          <table:table-cell office:value-type="float" office:value="29.333333333333332" table:formula="of:=[.E11] / 0.75" table:style-name="ce1">
            <text:p>29.33333333</text:p>
          </table:table-cell>
          <table:table-cell table:number-columns-repeated="3" table:style-name="ce1"/>
          <table:table-cell office:value-type="float" office:value="25.333333333333332" table:formula="of:=[.I11] / 0.75" table:style-name="ce1">
            <text:p>25.33333333</text:p>
          </table:table-cell>
          <table:table-cell office:value-type="float" office:value="21.333333333333332" table:formula="of:=[.J11] / 0.75" table:style-name="ce1">
            <text:p>21.33333333</text:p>
          </table:table-cell>
          <table:table-cell table:style-name="ce1"/>
          <table:table-cell office:value-type="float" office:value="25.333333333333332" table:formula="of:=[.L11] / 0.75" table:style-name="ce1">
            <text:p>25.33333333</text:p>
          </table:table-cell>
          <table:table-cell table:number-columns-repeated="2" table:style-name="ce1"/>
          <table:table-cell office:value-type="float" office:value="24" table:formula="of:=[.O11] / 0.75" table:style-name="ce1">
            <text:p>24</text:p>
          </table:table-cell>
          <table:table-cell office:value-type="float" office:value="21.333333333333332" table:formula="of:=[.P11] / 0.75" table:style-name="ce1">
            <text:p>21.33333333</text:p>
          </table:table-cell>
          <table:table-cell office:value-type="float" office:value="17.333333333333332" table:formula="of:=[.Q11] / 0.75" table:style-name="ce1">
            <text:p>17.33333333</text:p>
          </table:table-cell>
          <table:table-cell office:value-type="float" office:value="17.333333333333332" table:formula="of:=[.R11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Small, Size)</text:p>
          </table:table-cell>
          <table:table-cell office:value-type="float" office:value="42.666666666666664" table:formula="of:=[.B12] / 0.75" table:style-name="ce1">
            <text:p>42.66666667</text:p>
          </table:table-cell>
          <table:table-cell office:value-type="float" office:value="34.666666666666664" table:formula="of:=[.C12] / 0.75" table:style-name="ce1">
            <text:p>34.66666667</text:p>
          </table:table-cell>
          <table:table-cell office:value-type="float" office:value="26.666666666666668" table:formula="of:=[.D12] / 0.75" table:style-name="ce1">
            <text:p>26.66666667</text:p>
          </table:table-cell>
          <table:table-cell office:value-type="float" office:value="24" table:formula="of:=[.E12] / 0.75" table:style-name="ce1">
            <text:p>24</text:p>
          </table:table-cell>
          <table:table-cell table:number-columns-repeated="3" table:style-name="ce1"/>
          <table:table-cell office:value-type="float" office:value="20" table:formula="of:=[.I12] / 0.75" table:style-name="ce1">
            <text:p>20</text:p>
          </table:table-cell>
          <table:table-cell office:value-type="float" office:value="17.333333333333332" table:formula="of:=[.J12] / 0.75" table:style-name="ce1">
            <text:p>17.33333333</text:p>
          </table:table-cell>
          <table:table-cell table:style-name="ce1"/>
          <table:table-cell office:value-type="float" office:value="20" table:formula="of:=[.L12] / 0.75" table:style-name="ce1">
            <text:p>20</text:p>
          </table:table-cell>
          <table:table-cell table:number-columns-repeated="2" table:style-name="ce1"/>
          <table:table-cell office:value-type="float" office:value="18.666666666666668" table:formula="of:=[.O12] / 0.75" table:style-name="ce1">
            <text:p>18.66666667</text:p>
          </table:table-cell>
          <table:table-cell office:value-type="float" office:value="16" table:formula="of:=[.P12] / 0.75" table:style-name="ce1">
            <text:p>16</text:p>
          </table:table-cell>
          <table:table-cell office:value-type="float" office:value="14.666666666666666" table:formula="of:=[.Q12] / 0.75" table:style-name="ce1">
            <text:p>14.66666667</text:p>
          </table:table-cell>
          <table:table-cell office:value-type="float" office:value="14.666666666666666" table:formula="of:=[.R12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Small, Leading)</text:p>
          </table:table-cell>
          <table:table-cell office:value-type="float" office:value="52" table:formula="of:=[.B13] / 0.75" table:style-name="ce1">
            <text:p>52</text:p>
          </table:table-cell>
          <table:table-cell office:value-type="float" office:value="42.666666666666664" table:formula="of:=[.C13] / 0.75" table:style-name="ce1">
            <text:p>42.66666667</text:p>
          </table:table-cell>
          <table:table-cell office:value-type="float" office:value="33.333333333333336" table:formula="of:=[.D13] / 0.75" table:style-name="ce1">
            <text:p>33.33333333</text:p>
          </table:table-cell>
          <table:table-cell office:value-type="float" office:value="30.666666666666668" table:formula="of:=[.E13] / 0.75" table:style-name="ce1">
            <text:p>30.66666667</text:p>
          </table:table-cell>
          <table:table-cell table:number-columns-repeated="3" table:style-name="ce1"/>
          <table:table-cell office:value-type="float" office:value="26.666666666666668" table:formula="of:=[.I13] / 0.75" table:style-name="ce1">
            <text:p>26.66666667</text:p>
          </table:table-cell>
          <table:table-cell office:value-type="float" office:value="24" table:formula="of:=[.J13] / 0.75" table:style-name="ce1">
            <text:p>24</text:p>
          </table:table-cell>
          <table:table-cell table:style-name="ce1"/>
          <table:table-cell office:value-type="float" office:value="26.666666666666668" table:formula="of:=[.L13] / 0.75" table:style-name="ce1">
            <text:p>26.66666667</text:p>
          </table:table-cell>
          <table:table-cell table:number-columns-repeated="2" table:style-name="ce1"/>
          <table:table-cell office:value-type="float" office:value="25.333333333333332" table:formula="of:=[.O13] / 0.75" table:style-name="ce1">
            <text:p>25.33333333</text:p>
          </table:table-cell>
          <table:table-cell office:value-type="float" office:value="21.333333333333332" table:formula="of:=[.P13] / 0.75" table:style-name="ce1">
            <text:p>21.33333333</text:p>
          </table:table-cell>
          <table:table-cell office:value-type="float" office:value="17.333333333333332" table:formula="of:=[.Q13] / 0.75" table:style-name="ce1">
            <text:p>17.33333333</text:p>
          </table:table-cell>
          <table:table-cell office:value-type="float" office:value="17.333333333333332" table:formula="of:=[.R13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Medium, Size)</text:p>
          </table:table-cell>
          <table:table-cell office:value-type="float" office:value="44" table:formula="of:=[.B14] / 0.75" table:style-name="ce1">
            <text:p>44</text:p>
          </table:table-cell>
          <table:table-cell office:value-type="float" office:value="36" table:formula="of:=[.C14] / 0.75" table:style-name="ce1">
            <text:p>36</text:p>
          </table:table-cell>
          <table:table-cell office:value-type="float" office:value="28" table:formula="of:=[.D14] / 0.75" table:style-name="ce1">
            <text:p>28</text:p>
          </table:table-cell>
          <table:table-cell office:value-type="float" office:value="25.333333333333332" table:formula="of:=[.E14] / 0.75" table:style-name="ce1">
            <text:p>25.33333333</text:p>
          </table:table-cell>
          <table:table-cell table:number-columns-repeated="3" table:style-name="ce1"/>
          <table:table-cell office:value-type="float" office:value="21.333333333333332" table:formula="of:=[.I14] / 0.75" table:style-name="ce1">
            <text:p>21.33333333</text:p>
          </table:table-cell>
          <table:table-cell office:value-type="float" office:value="18.666666666666668" table:formula="of:=[.J14] / 0.75" table:style-name="ce1">
            <text:p>18.66666667</text:p>
          </table:table-cell>
          <table:table-cell table:style-name="ce1"/>
          <table:table-cell office:value-type="float" office:value="21.333333333333332" table:formula="of:=[.L14] / 0.75" table:style-name="ce1">
            <text:p>21.33333333</text:p>
          </table:table-cell>
          <table:table-cell table:number-columns-repeated="2" table:style-name="ce1"/>
          <table:table-cell office:value-type="float" office:value="20" table:formula="of:=[.O14] / 0.75" table:style-name="ce1">
            <text:p>20</text:p>
          </table:table-cell>
          <table:table-cell office:value-type="float" office:value="16" table:formula="of:=[.P14] / 0.75" table:style-name="ce1">
            <text:p>16</text:p>
          </table:table-cell>
          <table:table-cell office:value-type="float" office:value="14.666666666666666" table:formula="of:=[.Q14] / 0.75" table:style-name="ce1">
            <text:p>14.66666667</text:p>
          </table:table-cell>
          <table:table-cell office:value-type="float" office:value="14.666666666666666" table:formula="of:=[.R14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Medium, Leading)</text:p>
          </table:table-cell>
          <table:table-cell office:value-type="float" office:value="53.333333333333336" table:formula="of:=[.B15] / 0.75" table:style-name="ce1">
            <text:p>53.33333333</text:p>
          </table:table-cell>
          <table:table-cell office:value-type="float" office:value="44" table:formula="of:=[.C15] / 0.75" table:style-name="ce1">
            <text:p>44</text:p>
          </table:table-cell>
          <table:table-cell office:value-type="float" office:value="34.666666666666664" table:formula="of:=[.D15] / 0.75" table:style-name="ce1">
            <text:p>34.66666667</text:p>
          </table:table-cell>
          <table:table-cell office:value-type="float" office:value="32" table:formula="of:=[.E15] / 0.75" table:style-name="ce1">
            <text:p>32</text:p>
          </table:table-cell>
          <table:table-cell table:number-columns-repeated="3" table:style-name="ce1"/>
          <table:table-cell office:value-type="float" office:value="28" table:formula="of:=[.I15] / 0.75" table:style-name="ce1">
            <text:p>28</text:p>
          </table:table-cell>
          <table:table-cell office:value-type="float" office:value="25.333333333333332" table:formula="of:=[.J15] / 0.75" table:style-name="ce1">
            <text:p>25.33333333</text:p>
          </table:table-cell>
          <table:table-cell table:style-name="ce1"/>
          <table:table-cell office:value-type="float" office:value="28" table:formula="of:=[.L15] / 0.75" table:style-name="ce1">
            <text:p>28</text:p>
          </table:table-cell>
          <table:table-cell table:number-columns-repeated="2" table:style-name="ce1"/>
          <table:table-cell office:value-type="float" office:value="26.666666666666668" table:formula="of:=[.O15] / 0.75" table:style-name="ce1">
            <text:p>26.66666667</text:p>
          </table:table-cell>
          <table:table-cell office:value-type="float" office:value="21.333333333333332" table:formula="of:=[.P15] / 0.75" table:style-name="ce1">
            <text:p>21.33333333</text:p>
          </table:table-cell>
          <table:table-cell office:value-type="float" office:value="17.333333333333332" table:formula="of:=[.Q15] / 0.75" table:style-name="ce1">
            <text:p>17.33333333</text:p>
          </table:table-cell>
          <table:table-cell office:value-type="float" office:value="17.333333333333332" table:formula="of:=[.R15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Large, Size)</text:p>
          </table:table-cell>
          <table:table-cell office:value-type="float" office:value="45.333333333333336" table:formula="of:=[.B16] / 0.75" table:style-name="ce1">
            <text:p>45.33333333</text:p>
          </table:table-cell>
          <table:table-cell office:value-type="float" office:value="37.333333333333336" table:formula="of:=[.C16] / 0.75" table:style-name="ce1">
            <text:p>37.33333333</text:p>
          </table:table-cell>
          <table:table-cell office:value-type="float" office:value="29.333333333333332" table:formula="of:=[.D16] / 0.75" table:style-name="ce1">
            <text:p>29.33333333</text:p>
          </table:table-cell>
          <table:table-cell office:value-type="float" office:value="26.666666666666668" table:formula="of:=[.E16] / 0.75" table:style-name="ce1">
            <text:p>26.66666667</text:p>
          </table:table-cell>
          <table:table-cell table:number-columns-repeated="3" table:style-name="ce1"/>
          <table:table-cell office:value-type="float" office:value="22.666666666666668" table:formula="of:=[.I16] / 0.75" table:style-name="ce1">
            <text:p>22.66666667</text:p>
          </table:table-cell>
          <table:table-cell office:value-type="float" office:value="20" table:formula="of:=[.J16] / 0.75" table:style-name="ce1">
            <text:p>20</text:p>
          </table:table-cell>
          <table:table-cell table:style-name="ce1"/>
          <table:table-cell office:value-type="float" office:value="22.666666666666668" table:formula="of:=[.L16] / 0.75" table:style-name="ce1">
            <text:p>22.66666667</text:p>
          </table:table-cell>
          <table:table-cell table:number-columns-repeated="2" table:style-name="ce1"/>
          <table:table-cell office:value-type="float" office:value="21.333333333333332" table:formula="of:=[.O16] / 0.75" table:style-name="ce1">
            <text:p>21.33333333</text:p>
          </table:table-cell>
          <table:table-cell office:value-type="float" office:value="17.333333333333332" table:formula="of:=[.P16] / 0.75" table:style-name="ce1">
            <text:p>17.33333333</text:p>
          </table:table-cell>
          <table:table-cell office:value-type="float" office:value="16" table:formula="of:=[.Q16] / 0.75" table:style-name="ce1">
            <text:p>16</text:p>
          </table:table-cell>
          <table:table-cell office:value-type="float" office:value="14.666666666666666" table:formula="of:=[.R16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Large, Leading)</text:p>
          </table:table-cell>
          <table:table-cell office:value-type="float" office:value="54.666666666666664" table:formula="of:=[.B17] / 0.75" table:style-name="ce1">
            <text:p>54.66666667</text:p>
          </table:table-cell>
          <table:table-cell office:value-type="float" office:value="45.333333333333336" table:formula="of:=[.C17] / 0.75" table:style-name="ce1">
            <text:p>45.33333333</text:p>
          </table:table-cell>
          <table:table-cell office:value-type="float" office:value="37.333333333333336" table:formula="of:=[.D17] / 0.75" table:style-name="ce1">
            <text:p>37.33333333</text:p>
          </table:table-cell>
          <table:table-cell office:value-type="float" office:value="33.333333333333336" table:formula="of:=[.E17] / 0.75" table:style-name="ce1">
            <text:p>33.33333333</text:p>
          </table:table-cell>
          <table:table-cell table:number-columns-repeated="3" table:style-name="ce1"/>
          <table:table-cell office:value-type="float" office:value="29.333333333333332" table:formula="of:=[.I17] / 0.75" table:style-name="ce1">
            <text:p>29.33333333</text:p>
          </table:table-cell>
          <table:table-cell office:value-type="float" office:value="26.666666666666668" table:formula="of:=[.J17] / 0.75" table:style-name="ce1">
            <text:p>26.66666667</text:p>
          </table:table-cell>
          <table:table-cell table:style-name="ce1"/>
          <table:table-cell office:value-type="float" office:value="29.333333333333332" table:formula="of:=[.L17] / 0.75" table:style-name="ce1">
            <text:p>29.33333333</text:p>
          </table:table-cell>
          <table:table-cell table:number-columns-repeated="2" table:style-name="ce1"/>
          <table:table-cell office:value-type="float" office:value="28" table:formula="of:=[.O17] / 0.75" table:style-name="ce1">
            <text:p>28</text:p>
          </table:table-cell>
          <table:table-cell office:value-type="float" office:value="24" table:formula="of:=[.P17] / 0.75" table:style-name="ce1">
            <text:p>24</text:p>
          </table:table-cell>
          <table:table-cell office:value-type="float" office:value="21.333333333333332" table:formula="of:=[.Q17] / 0.75" table:style-name="ce1">
            <text:p>21.33333333</text:p>
          </table:table-cell>
          <table:table-cell office:value-type="float" office:value="17.333333333333332" table:formula="of:=[.R17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Size)</text:p>
          </table:table-cell>
          <table:table-cell office:value-type="float" office:value="48" table:formula="of:=[.B18] / 0.75" table:style-name="ce1">
            <text:p>48</text:p>
          </table:table-cell>
          <table:table-cell office:value-type="float" office:value="40" table:formula="of:=[.C18] / 0.75" table:style-name="ce1">
            <text:p>40</text:p>
          </table:table-cell>
          <table:table-cell office:value-type="float" office:value="32" table:formula="of:=[.D18] / 0.75" table:style-name="ce1">
            <text:p>32</text:p>
          </table:table-cell>
          <table:table-cell office:value-type="float" office:value="29.333333333333332" table:formula="of:=[.E18] / 0.75" table:style-name="ce1">
            <text:p>29.33333333</text:p>
          </table:table-cell>
          <table:table-cell table:number-columns-repeated="3" table:style-name="ce1"/>
          <table:table-cell office:value-type="float" office:value="25.333333333333332" table:formula="of:=[.I18] / 0.75" table:style-name="ce1">
            <text:p>25.33333333</text:p>
          </table:table-cell>
          <table:table-cell office:value-type="float" office:value="22.666666666666668" table:formula="of:=[.J18] / 0.75" table:style-name="ce1">
            <text:p>22.66666667</text:p>
          </table:table-cell>
          <table:table-cell table:style-name="ce1"/>
          <table:table-cell office:value-type="float" office:value="25.333333333333332" table:formula="of:=[.L18] / 0.75" table:style-name="ce1">
            <text:p>25.33333333</text:p>
          </table:table-cell>
          <table:table-cell table:number-columns-repeated="2" table:style-name="ce1"/>
          <table:table-cell office:value-type="float" office:value="24" table:formula="of:=[.O18] / 0.75" table:style-name="ce1">
            <text:p>24</text:p>
          </table:table-cell>
          <table:table-cell office:value-type="float" office:value="20" table:formula="of:=[.P18] / 0.75" table:style-name="ce1">
            <text:p>20</text:p>
          </table:table-cell>
          <table:table-cell office:value-type="float" office:value="18.666666666666668" table:formula="of:=[.Q18] / 0.75" table:style-name="ce1">
            <text:p>18.66666667</text:p>
          </table:table-cell>
          <table:table-cell office:value-type="float" office:value="17.333333333333332" table:formula="of:=[.R18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Leading)</text:p>
          </table:table-cell>
          <table:table-cell office:value-type="float" office:value="57.333333333333336" table:formula="of:=[.B19] / 0.75" table:style-name="ce1">
            <text:p>57.33333333</text:p>
          </table:table-cell>
          <table:table-cell office:value-type="float" office:value="49.333333333333336" table:formula="of:=[.C19] / 0.75" table:style-name="ce1">
            <text:p>49.33333333</text:p>
          </table:table-cell>
          <table:table-cell office:value-type="float" office:value="40" table:formula="of:=[.D19] / 0.75" table:style-name="ce1">
            <text:p>40</text:p>
          </table:table-cell>
          <table:table-cell office:value-type="float" office:value="37.333333333333336" table:formula="of:=[.E19] / 0.75" table:style-name="ce1">
            <text:p>37.33333333</text:p>
          </table:table-cell>
          <table:table-cell table:number-columns-repeated="3" table:style-name="ce1"/>
          <table:table-cell office:value-type="float" office:value="32" table:formula="of:=[.I19] / 0.75" table:style-name="ce1">
            <text:p>32</text:p>
          </table:table-cell>
          <table:table-cell office:value-type="float" office:value="29.333333333333332" table:formula="of:=[.J19] / 0.75" table:style-name="ce1">
            <text:p>29.33333333</text:p>
          </table:table-cell>
          <table:table-cell table:style-name="ce1"/>
          <table:table-cell office:value-type="float" office:value="32" table:formula="of:=[.L19] / 0.75" table:style-name="ce1">
            <text:p>32</text:p>
          </table:table-cell>
          <table:table-cell table:number-columns-repeated="2" table:style-name="ce1"/>
          <table:table-cell office:value-type="float" office:value="30.666666666666668" table:formula="of:=[.O19] / 0.75" table:style-name="ce1">
            <text:p>30.66666667</text:p>
          </table:table-cell>
          <table:table-cell office:value-type="float" office:value="26.666666666666668" table:formula="of:=[.P19] / 0.75" table:style-name="ce1">
            <text:p>26.66666667</text:p>
          </table:table-cell>
          <table:table-cell office:value-type="float" office:value="25.333333333333332" table:formula="of:=[.Q19] / 0.75" table:style-name="ce1">
            <text:p>25.33333333</text:p>
          </table:table-cell>
          <table:table-cell office:value-type="float" office:value="24" table:formula="of:=[.R19] / 0.75" table:style-name="ce1">
            <text:p>24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Size)</text:p>
          </table:table-cell>
          <table:table-cell office:value-type="float" office:value="50.666666666666664" table:formula="of:=[.B20] / 0.75" table:style-name="ce1">
            <text:p>50.66666667</text:p>
          </table:table-cell>
          <table:table-cell office:value-type="float" office:value="42.666666666666664" table:formula="of:=[.C20] / 0.75" table:style-name="ce1">
            <text:p>42.66666667</text:p>
          </table:table-cell>
          <table:table-cell office:value-type="float" office:value="34.666666666666664" table:formula="of:=[.D20] / 0.75" table:style-name="ce1">
            <text:p>34.66666667</text:p>
          </table:table-cell>
          <table:table-cell office:value-type="float" office:value="32" table:formula="of:=[.E20] / 0.75" table:style-name="ce1">
            <text:p>32</text:p>
          </table:table-cell>
          <table:table-cell table:number-columns-repeated="3" table:style-name="ce1"/>
          <table:table-cell office:value-type="float" office:value="28" table:formula="of:=[.I20] / 0.75" table:style-name="ce1">
            <text:p>28</text:p>
          </table:table-cell>
          <table:table-cell office:value-type="float" office:value="25.333333333333332" table:formula="of:=[.J20] / 0.75" table:style-name="ce1">
            <text:p>25.33333333</text:p>
          </table:table-cell>
          <table:table-cell table:style-name="ce1"/>
          <table:table-cell office:value-type="float" office:value="28" table:formula="of:=[.L20] / 0.75" table:style-name="ce1">
            <text:p>28</text:p>
          </table:table-cell>
          <table:table-cell table:number-columns-repeated="2" table:style-name="ce1"/>
          <table:table-cell office:value-type="float" office:value="26.666666666666668" table:formula="of:=[.O20] / 0.75" table:style-name="ce1">
            <text:p>26.66666667</text:p>
          </table:table-cell>
          <table:table-cell office:value-type="float" office:value="22.666666666666668" table:formula="of:=[.P20] / 0.75" table:style-name="ce1">
            <text:p>22.66666667</text:p>
          </table:table-cell>
          <table:table-cell office:value-type="float" office:value="21.333333333333332" table:formula="of:=[.Q20] / 0.75" table:style-name="ce1">
            <text:p>21.33333333</text:p>
          </table:table-cell>
          <table:table-cell office:value-type="float" office:value="20" table:formula="of:=[.R20] / 0.75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Leading)</text:p>
          </table:table-cell>
          <table:table-cell office:value-type="float" office:value="61.333333333333336" table:formula="of:=[.B21] / 0.75" table:style-name="ce1">
            <text:p>61.33333333</text:p>
          </table:table-cell>
          <table:table-cell office:value-type="float" office:value="52" table:formula="of:=[.C21] / 0.75" table:style-name="ce1">
            <text:p>52</text:p>
          </table:table-cell>
          <table:table-cell office:value-type="float" office:value="42.666666666666664" table:formula="of:=[.D21] / 0.75" table:style-name="ce1">
            <text:p>42.66666667</text:p>
          </table:table-cell>
          <table:table-cell office:value-type="float" office:value="40" table:formula="of:=[.E21] / 0.75" table:style-name="ce1">
            <text:p>40</text:p>
          </table:table-cell>
          <table:table-cell table:number-columns-repeated="3" table:style-name="ce1"/>
          <table:table-cell office:value-type="float" office:value="34.666666666666664" table:formula="of:=[.I21] / 0.75" table:style-name="ce1">
            <text:p>34.66666667</text:p>
          </table:table-cell>
          <table:table-cell office:value-type="float" office:value="32" table:formula="of:=[.J21] / 0.75" table:style-name="ce1">
            <text:p>32</text:p>
          </table:table-cell>
          <table:table-cell table:style-name="ce1"/>
          <table:table-cell office:value-type="float" office:value="34.666666666666664" table:formula="of:=[.L21] / 0.75" table:style-name="ce1">
            <text:p>34.66666667</text:p>
          </table:table-cell>
          <table:table-cell table:number-columns-repeated="2" table:style-name="ce1"/>
          <table:table-cell office:value-type="float" office:value="33.333333333333336" table:formula="of:=[.O21] / 0.75" table:style-name="ce1">
            <text:p>33.33333333</text:p>
          </table:table-cell>
          <table:table-cell office:value-type="float" office:value="29.333333333333332" table:formula="of:=[.P21] / 0.75" table:style-name="ce1">
            <text:p>29.33333333</text:p>
          </table:table-cell>
          <table:table-cell office:value-type="float" office:value="28" table:formula="of:=[.Q21] / 0.75" table:style-name="ce1">
            <text:p>28</text:p>
          </table:table-cell>
          <table:table-cell office:value-type="float" office:value="26.666666666666668" table:formula="of:=[.R21] / 0.75" table:style-name="ce1">
            <text:p>26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Size)</text:p>
          </table:table-cell>
          <table:table-cell office:value-type="float" office:value="53.333333333333336" table:formula="of:=[.B22] / 0.75" table:style-name="ce1">
            <text:p>53.33333333</text:p>
          </table:table-cell>
          <table:table-cell office:value-type="float" office:value="45.333333333333336" table:formula="of:=[.C22] / 0.75" table:style-name="ce1">
            <text:p>45.33333333</text:p>
          </table:table-cell>
          <table:table-cell office:value-type="float" office:value="37.333333333333336" table:formula="of:=[.D22] / 0.75" table:style-name="ce1">
            <text:p>37.33333333</text:p>
          </table:table-cell>
          <table:table-cell office:value-type="float" office:value="34.666666666666664" table:formula="of:=[.E22] / 0.75" table:style-name="ce1">
            <text:p>34.66666667</text:p>
          </table:table-cell>
          <table:table-cell table:number-columns-repeated="3" table:style-name="ce1"/>
          <table:table-cell office:value-type="float" office:value="30.666666666666668" table:formula="of:=[.I22] / 0.75" table:style-name="ce1">
            <text:p>30.66666667</text:p>
          </table:table-cell>
          <table:table-cell office:value-type="float" office:value="28" table:formula="of:=[.J22] / 0.75" table:style-name="ce1">
            <text:p>28</text:p>
          </table:table-cell>
          <table:table-cell table:style-name="ce1"/>
          <table:table-cell office:value-type="float" office:value="30.666666666666668" table:formula="of:=[.L22] / 0.75" table:style-name="ce1">
            <text:p>30.66666667</text:p>
          </table:table-cell>
          <table:table-cell table:number-columns-repeated="2" table:style-name="ce1"/>
          <table:table-cell office:value-type="float" office:value="29.333333333333332" table:formula="of:=[.O22] / 0.75" table:style-name="ce1">
            <text:p>29.33333333</text:p>
          </table:table-cell>
          <table:table-cell office:value-type="float" office:value="25.333333333333332" table:formula="of:=[.P22] / 0.75" table:style-name="ce1">
            <text:p>25.33333333</text:p>
          </table:table-cell>
          <table:table-cell office:value-type="float" office:value="24" table:formula="of:=[.Q22] / 0.75" table:style-name="ce1">
            <text:p>24</text:p>
          </table:table-cell>
          <table:table-cell office:value-type="float" office:value="22.666666666666668" table:formula="of:=[.R22] / 0.75" table:style-name="ce1">
            <text:p>22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Leading)</text:p>
          </table:table-cell>
          <table:table-cell office:value-type="float" office:value="64" table:formula="of:=[.B23] / 0.75" table:style-name="ce1">
            <text:p>64</text:p>
          </table:table-cell>
          <table:table-cell office:value-type="float" office:value="54.666666666666664" table:formula="of:=[.C23] / 0.75" table:style-name="ce1">
            <text:p>54.66666667</text:p>
          </table:table-cell>
          <table:table-cell office:value-type="float" office:value="45.333333333333336" table:formula="of:=[.D23] / 0.75" table:style-name="ce1">
            <text:p>45.33333333</text:p>
          </table:table-cell>
          <table:table-cell office:value-type="float" office:value="42.666666666666664" table:formula="of:=[.E23] / 0.75" table:style-name="ce1">
            <text:p>42.66666667</text:p>
          </table:table-cell>
          <table:table-cell table:number-columns-repeated="3" table:style-name="ce1"/>
          <table:table-cell office:value-type="float" office:value="38.666666666666664" table:formula="of:=[.I23] / 0.75" table:style-name="ce1">
            <text:p>38.66666667</text:p>
          </table:table-cell>
          <table:table-cell office:value-type="float" office:value="37.333333333333336" table:formula="of:=[.J23] / 0.75" table:style-name="ce1">
            <text:p>37.33333333</text:p>
          </table:table-cell>
          <table:table-cell table:style-name="ce1"/>
          <table:table-cell office:value-type="float" office:value="38.666666666666664" table:formula="of:=[.L23] / 0.75" table:style-name="ce1">
            <text:p>38.66666667</text:p>
          </table:table-cell>
          <table:table-cell table:number-columns-repeated="2" table:style-name="ce1"/>
          <table:table-cell office:value-type="float" office:value="37.333333333333336" table:formula="of:=[.O23] / 0.75" table:style-name="ce1">
            <text:p>37.33333333</text:p>
          </table:table-cell>
          <table:table-cell office:value-type="float" office:value="32" table:formula="of:=[.P23] / 0.75" table:style-name="ce1">
            <text:p>32</text:p>
          </table:table-cell>
          <table:table-cell office:value-type="float" office:value="30.666666666666668" table:formula="of:=[.Q23] / 0.75" table:style-name="ce1">
            <text:p>30.66666667</text:p>
          </table:table-cell>
          <table:table-cell office:value-type="float" office:value="29.333333333333332" table:formula="of:=[.R23] / 0.75" table:style-name="ce1">
            <text:p>29.33333333</text:p>
          </table:table-cell>
          <table:table-cell table:number-columns-repeated="16366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alstjr</dc:creator>
    <meta:creation-date>2020-05-06T18:20:51Z</meta:creation-date>
    <dc:date>2020-10-14T11:34:41Z</dc:date>
    <meta:editing-cycles>46</meta:editing-cycles>
    <meta:editing-duration>PT186518S</meta:editing-duration>
  </office:meta>
</office:document-meta>
</file>